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nsolas" svg:font-family="Consolas, 'Courier New', monospac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4pt" fo:language="es" fo:country="ES" style:text-underline-style="solid" style:text-underline-width="auto" style:text-underline-color="font-color" fo:font-weight="bold" officeooo:rsid="001ec8e2" officeooo:paragraph-rsid="000f999a" style:font-size-asian="14pt" style:font-weight-asian="bold" style:font-size-complex="14pt" style:font-weight-complex="bold"/>
    </style:style>
    <style:style style:name="P2" style:family="paragraph" style:parent-style-name="Standard">
      <style:text-properties style:font-name="Arial" fo:font-size="14pt" fo:language="es" fo:country="ES" style:text-underline-style="solid" style:text-underline-width="auto" style:text-underline-color="font-color" fo:font-weight="bold" officeooo:rsid="001ec8e2" officeooo:paragraph-rsid="001343d5" style:font-size-asian="14pt" style:font-weight-asian="bold" style:font-size-complex="14pt" style:font-weight-complex="bold"/>
    </style:style>
    <style:style style:name="P3" style:family="paragraph" style:parent-style-name="Standard">
      <style:paragraph-properties fo:break-before="page"/>
      <style:text-properties style:font-name="Arial" fo:font-size="14pt" fo:language="es" fo:country="ES" style:text-underline-style="solid" style:text-underline-width="auto" style:text-underline-color="font-color" fo:font-weight="bold" officeooo:rsid="001ec8e2" officeooo:paragraph-rsid="001343d5" style:font-size-asian="14pt" style:font-weight-asian="bold" style:font-size-complex="14pt" style:font-weight-complex="bold"/>
    </style:style>
    <style:style style:name="P4" style:family="paragraph" style:parent-style-name="Standard">
      <style:text-properties style:font-name="Arial" fo:language="es" fo:country="ES" officeooo:rsid="000bcf17" officeooo:paragraph-rsid="000bcf17"/>
    </style:style>
    <style:style style:name="P5" style:family="paragraph" style:parent-style-name="Standard">
      <style:paragraph-properties fo:text-align="end" style:justify-single-word="false"/>
      <style:text-properties fo:font-size="14pt" fo:language="es" fo:country="ES" style:text-underline-style="none" fo:font-weight="normal" officeooo:rsid="000db4b9" officeooo:paragraph-rsid="000db4b9"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fo:font-size="18pt" fo:language="es" fo:country="ES" style:text-underline-style="solid" style:text-underline-width="auto" style:text-underline-color="font-color" fo:font-weight="bold" officeooo:rsid="0008f047" officeooo:paragraph-rsid="0008f047" style:font-size-asian="18pt" style:font-weight-asian="bold" style:font-size-complex="18pt" style:font-weight-complex="bold"/>
    </style:style>
    <style:style style:name="P7" style:family="paragraph" style:parent-style-name="Standard">
      <style:text-properties fo:language="es" fo:country="ES" officeooo:rsid="0008f047"/>
    </style:style>
    <style:style style:name="P8" style:family="paragraph" style:parent-style-name="Standard">
      <style:text-properties fo:language="es" fo:country="ES" officeooo:rsid="000bcf17" officeooo:paragraph-rsid="000bcf17"/>
    </style:style>
    <style:style style:name="P9" style:family="paragraph" style:parent-style-name="Standard">
      <style:text-properties fo:language="es" fo:country="ES" officeooo:rsid="000e90ee" officeooo:paragraph-rsid="000e90ee"/>
    </style:style>
    <style:style style:name="P10" style:family="paragraph" style:parent-style-name="Standard">
      <style:text-properties fo:language="es" fo:country="ES" officeooo:rsid="000e90ee" officeooo:paragraph-rsid="0010ec2e"/>
    </style:style>
    <style:style style:name="P11" style:family="paragraph" style:parent-style-name="Standard">
      <style:text-properties fo:language="es" fo:country="ES" officeooo:rsid="000f999a" officeooo:paragraph-rsid="000f999a"/>
    </style:style>
    <style:style style:name="P12" style:family="paragraph" style:parent-style-name="Standard">
      <style:text-properties fo:language="es" fo:country="ES" officeooo:rsid="001343d5" officeooo:paragraph-rsid="001343d5"/>
    </style:style>
    <style:style style:name="P13" style:family="paragraph" style:parent-style-name="Standard">
      <style:text-properties fo:language="es" fo:country="ES" officeooo:rsid="00142992" officeooo:paragraph-rsid="00142992"/>
    </style:style>
    <style:style style:name="P14" style:family="paragraph" style:parent-style-name="Standard">
      <style:text-properties fo:language="es" fo:country="ES" style:text-underline-style="solid" style:text-underline-width="auto" style:text-underline-color="font-color" fo:font-weight="bold" officeooo:rsid="00142992" officeooo:paragraph-rsid="00142992" style:font-weight-asian="bold" style:font-weight-complex="bold"/>
    </style:style>
    <style:style style:name="P15" style:family="paragraph" style:parent-style-name="Standard">
      <style:text-properties fo:language="es" fo:country="ES" style:text-underline-style="solid" style:text-underline-width="auto" style:text-underline-color="font-color" fo:font-weight="bold" officeooo:rsid="00183e79" officeooo:paragraph-rsid="00183e79" style:font-weight-asian="bold" style:font-weight-complex="bold"/>
    </style:style>
    <style:style style:name="P16" style:family="paragraph" style:parent-style-name="Standard">
      <style:text-properties fo:language="es" fo:country="ES" officeooo:rsid="0014a866" officeooo:paragraph-rsid="0014a866"/>
    </style:style>
    <style:style style:name="P17" style:family="paragraph" style:parent-style-name="Standard">
      <style:text-properties fo:language="es" fo:country="ES" officeooo:rsid="0014a866" officeooo:paragraph-rsid="0017146e"/>
    </style:style>
    <style:style style:name="P18" style:family="paragraph" style:parent-style-name="Standard">
      <style:text-properties fo:language="es" fo:country="ES" officeooo:rsid="00183e79" officeooo:paragraph-rsid="00183e79"/>
    </style:style>
    <style:style style:name="P19" style:family="paragraph" style:parent-style-name="Standard">
      <style:text-properties fo:language="es" fo:country="ES" officeooo:rsid="001953fc" officeooo:paragraph-rsid="001953fc"/>
    </style:style>
    <style:style style:name="P20" style:family="paragraph" style:parent-style-name="Standard">
      <style:text-properties fo:language="es" fo:country="ES" officeooo:rsid="001953fc" officeooo:paragraph-rsid="001343d5"/>
    </style:style>
    <style:style style:name="P21" style:family="paragraph" style:parent-style-name="Standard">
      <style:text-properties fo:language="es" fo:country="ES" officeooo:rsid="001a6e93" officeooo:paragraph-rsid="001a6e93"/>
    </style:style>
    <style:style style:name="P22" style:family="paragraph" style:parent-style-name="Standard">
      <style:text-properties fo:language="es" fo:country="ES" officeooo:rsid="001b5e10" officeooo:paragraph-rsid="001b5e10"/>
    </style:style>
    <style:style style:name="P23" style:family="paragraph" style:parent-style-name="Standard">
      <style:text-properties fo:language="es" fo:country="ES" officeooo:rsid="001d2f25" officeooo:paragraph-rsid="001d2f25"/>
    </style:style>
    <style:style style:name="P24" style:family="paragraph" style:parent-style-name="Standard">
      <style:text-properties fo:language="es" fo:country="ES" officeooo:rsid="001f262e" officeooo:paragraph-rsid="001f262e"/>
    </style:style>
    <style:style style:name="P25" style:family="paragraph" style:parent-style-name="Standard">
      <style:paragraph-properties style:line-height-at-least="0.503cm"/>
      <style:text-properties fo:color="#cccccc" loext:opacity="100%" officeooo:rsid="00183e79" fo:background-color="#1f1f1f"/>
    </style:style>
    <style:style style:name="P26" style:family="paragraph" style:parent-style-name="Standard">
      <style:paragraph-properties style:line-height-at-least="0.503cm"/>
      <style:text-properties fo:color="#cccccc" loext:opacity="100%" fo:background-color="#000000"/>
    </style:style>
    <style:style style:name="P27" style:family="paragraph" style:parent-style-name="Standard">
      <style:text-properties officeooo:paragraph-rsid="00183e79"/>
    </style:style>
    <style:style style:name="P28" style:family="paragraph" style:parent-style-name="Standard">
      <style:text-properties officeooo:paragraph-rsid="00183e79" fo:background-color="#000000"/>
    </style:style>
    <style:style style:name="T1" style:family="text">
      <style:text-properties fo:font-size="14pt" style:text-underline-style="solid" style:text-underline-width="auto" style:text-underline-color="font-color" fo:font-weight="bold" officeooo:rsid="001ec8e2" style:font-size-asian="14pt" style:font-weight-asian="bold" style:font-size-complex="14pt" style:font-weight-complex="bold"/>
    </style:style>
    <style:style style:name="T2" style:family="text">
      <style:text-properties fo:font-size="14pt" style:text-underline-style="solid" style:text-underline-width="auto" style:text-underline-color="font-color" fo:font-weight="bold" officeooo:rsid="000f19af" style:font-size-asian="14pt" style:font-weight-asian="bold" style:font-size-complex="14pt" style:font-weight-complex="bold"/>
    </style:style>
    <style:style style:name="T3" style:family="text">
      <style:text-properties fo:font-size="14pt" style:text-underline-style="solid" style:text-underline-width="auto" style:text-underline-color="font-color" fo:font-weight="bold" officeooo:rsid="00215143" style:font-size-asian="14pt" style:font-weight-asian="bold" style:font-size-complex="14pt" style:font-weight-complex="bold"/>
    </style:style>
    <style:style style:name="T4" style:family="text">
      <style:text-properties fo:font-size="14pt" style:text-underline-style="solid" style:text-underline-width="auto" style:text-underline-color="font-color" fo:font-weight="bold" officeooo:rsid="000e90ee" style:font-size-asian="14pt" style:font-weight-asian="bold" style:font-size-complex="14pt" style:font-weight-complex="bold"/>
    </style:style>
    <style:style style:name="T5" style:family="text">
      <style:text-properties officeooo:rsid="0010ec2e"/>
    </style:style>
    <style:style style:name="T6" style:family="text">
      <style:text-properties officeooo:rsid="001343d5"/>
    </style:style>
    <style:style style:name="T7" style:family="text">
      <style:text-properties fo:language="es" fo:country="ES" officeooo:rsid="00183e79"/>
    </style:style>
    <style:style style:name="T8" style:family="text">
      <style:text-properties officeooo:rsid="00142992"/>
    </style:style>
    <style:style style:name="T9" style:family="text">
      <style:text-properties officeooo:rsid="0014a866"/>
    </style:style>
    <style:style style:name="T10" style:family="text">
      <style:text-properties officeooo:rsid="00163159"/>
    </style:style>
    <style:style style:name="T11" style:family="text">
      <style:text-properties officeooo:rsid="0017146e"/>
    </style:style>
    <style:style style:name="T12" style:family="text">
      <style:text-properties fo:color="#9cdcfe" loext:opacity="100%" style:font-name="Consolas" fo:font-size="10.5pt" fo:font-weight="normal"/>
    </style:style>
    <style:style style:name="T13" style:family="text">
      <style:text-properties fo:color="#cccccc" loext:opacity="100%" style:font-name="Consolas" fo:font-size="10.5pt" fo:font-weight="normal"/>
    </style:style>
    <style:style style:name="T14" style:family="text">
      <style:text-properties style:font-name="Consolas" fo:font-size="10.5pt" fo:font-weight="normal"/>
    </style:style>
    <style:style style:name="T15" style:family="text">
      <style:text-properties fo:color="#ce9178" loext:opacity="100%" style:font-name="Consolas" fo:font-size="10.5pt" fo:font-weight="normal"/>
    </style:style>
    <style:style style:name="T16" style:family="text">
      <style:text-properties officeooo:rsid="001953fc"/>
    </style:style>
    <style:style style:name="T17" style:family="text">
      <style:text-properties officeooo:rsid="0019f956"/>
    </style:style>
    <style:style style:name="T18" style:family="text">
      <style:text-properties officeooo:rsid="001b5e10"/>
    </style:style>
    <style:style style:name="T19" style:family="text">
      <style:text-properties officeooo:rsid="001d2f25"/>
    </style:style>
    <style:style style:name="T20" style:family="text">
      <style:text-properties officeooo:rsid="001f262e"/>
    </style:style>
    <style:style style:name="T21" style:family="text">
      <style:text-properties officeooo:rsid="001fb7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oldán Sanchis Martínez</text:p>
      <text:p text:style-name="P6"/>
      <text:p text:style-name="P6">Memoria: CEED Market</text:p>
      <text:p text:style-name="P7"/>
      <text:p text:style-name="P8">En primer lugar se crean los tres ficheros HTML (index, productos y localización) y el CSS (estilos) vacíos, que serán la estructura de la página web y sus estilos. Preparamos, además, la estructura de carpetas (css e img), obviamente estilos.css irá dentro de la carpeta css.</text:p>
      <text:p text:style-name="P8"/>
      <text:p text:style-name="P8">Procedemos con la estructura estándar de los ficheros HTML:5. En el head introducimos los link para enlazar tanto los estilos como los iconos de fontawesome.</text:p>
      <text:p text:style-name="P8"/>
      <text:p text:style-name="P4"><text:span text:style-name="T1">Elementos</text:span><text:span text:style-name="T2"> </text:span><text:span text:style-name="T3">HTML </text:span><text:span text:style-name="T1">comunes</text:span><text:span text:style-name="T2">: header, nav y footer </text:span><text:span text:style-name="T4">y CSS aplicados</text:span></text:p>
      <text:p text:style-name="P8"><text:line-break/>Como elementos comunes a los tres documentos HTML tenemos estas 3 etiquetas que serán exactamente iguales para todos ellos. En el header tenemos el logo (un div con background-image) y el anuncio que nos sigue allá donde vamos, además del tooltip de éste.</text:p>
      <text:p text:style-name="P8"/>
      <text:p text:style-name="P8">Justo antes del nav hay un pequeño div “supnav” que está por encima y contiene la diana que da vueltas de manera infinita (también un div con background-image).</text:p>
      <text:p text:style-name="P8"/>
      <text:p text:style-name="P8">A continuación, tenemos el nav, que contiene los 3 enlaces a las diferentes páginas, organizados en una lista desordenada y a los que les hemos quitado los estilos propios de los enlaces y le hemos aplicado unos diferentes y un efecto hover de aumento y negrita (font-size: 1.2em y font-weight: 700), además de un pequeño subrayado (border-bottom).</text:p>
      <text:p text:style-name="P8"/>
      <text:p text:style-name="P12">Justo dejbajo del nav y dentro del main, por lo que este trozo de main es común a los 3 documentos HTML, tenemos el subnav: un contenedor que contiene tanto los links con iconos de RRSS a la izquierda, como el texto con la oferta en rojo a la derecha (49€). Están distribuidos con flex y justificados con space-between, lo que nos deja esa distribución. Los links tienen un efecto hover.</text:p>
      <text:p text:style-name="P8"/>
      <text:p text:style-name="P10"><text:span text:style-name="T6">Y a</text:span>unque por medio tenemos el main, como para cada página es diferente, lo explicaré en cada parte por separado. Así pues, <text:span text:style-name="T6">como último elemento común</text:span> tenemos el footer. </text:p>
      <text:p text:style-name="P10">En el footer hay dos partes diferenciadas: <text:span text:style-name="T5">la información, </text:span><text:span text:style-name="T6">que está formada por una lista desordenada con títulos y links,</text:span><text:span text:style-name="T5"> y el párrafo del pie </text:span><text:span text:style-name="T6">con un texto en blanco</text:span><text:span text:style-name="T5">. </text:span><text:span text:style-name="T6">A los links se les ha aplicado un efecto hover. </text:span></text:p>
      <text:p text:style-name="P10"/>
      <text:p text:style-name="P2">Index.html y sus propiedades CSS</text:p>
      <text:p text:style-name="P12"/>
      <text:p text:style-name="P12">Yendo a la parte más concreta del documento Index.html, encontramos que dentro del main hay varios contenedores que separan las diferentes secciones de nuestra página. </text:p>
      <text:p text:style-name="P12"/>
      <text:p text:style-name="P12">En primer lugar tenemos el div intro que únicamente contiene el título del CEEDMarket y la imagen de los circuitos que da la sensación de seguirnos gracias al atributo background-attachment: fixed, a la que se le ha dado un ligero sombreado hacia dentro.</text:p>
      <text:p text:style-name="P12"/>
      <text:p text:style-name="P12">Justo debajo tenemos una cita con los bordes izquierdo y superior de color rojo, que contiene una etiqueta small para el nombre del autor y que tiene debajo una línea hr con unos estilos que simulan un efecto 3D.</text:p>
      <text:p text:style-name="P12"/>
      <text:p text:style-name="P13">A partir de aquí comienzan las secciones principales <text:span text:style-name="T17">del documento</text:span> y se describen por separado:</text:p>
      <text:p text:style-name="P12"/>
      <text:p text:style-name="P12"><text:soft-page-break/></text:p>
      <text:p text:style-name="P14">- Index – Categorías destacadas:</text:p>
      <text:p text:style-name="P13"/>
      <text:p text:style-name="P13">Esta sección consta de un contenedor general que contiene un título <text:span text:style-name="T9">h</text:span>2 y un contenedor (categorias_grid) que dispone en grid los diferentes ítems (categorias_grid_item), éstos a su vez contienen una imagen y un título h3 de manera que la imagen ocupa el 80% del alto y el 100% del ancho del ítem. El primero de los ítems es, en lugar de una imagen con un texto, un div con el fondo rojo que contiene un div con el fondo blanco, que contiene un span con el fondo rojo y las letras en blanco. </text:p>
      <text:p text:style-name="P13"/>
      <text:p text:style-name="P13">El grid utiliza el atributo grid-template-columns: repeat(auto-fit, minmax(200px, 1fr)) que hace que se asigne de manera automática el tamaño disponible para distribuir los ítems, ocupando éstos como mínimo 200px y cómo máximo una fracción del grid.</text:p>
      <text:p text:style-name="P13"/>
      <text:p text:style-name="P13">A cada uno de los contenedores con imagen (no el primero) se le ha asignado un efecto hover diferente, explicado en los comentarios del CSS.</text:p>
      <text:p text:style-name="P13"/>
      <text:p text:style-name="P14">- Index – Ofertas puntuales:</text:p>
      <text:p text:style-name="P13"/>
      <text:p text:style-name="P16">Este apartado consta de un contenedor general que contiene un título h2 con un efecto sombreado text-shadow para dar efecto 3D y un contenedor (ofertas_flex_container) que distribuye mediante flex los dos ítems, justificados con space-around. </text:p>
      <text:p text:style-name="P16"/>
      <text:p text:style-name="P16">Dichos ítems están compuestos por un contenedor (ofertas_flex_item) que contiene una imagen que ocupa el 100% del ancho y el 75% del alto del mismo. El contenedor tiene unos bordes redondeados en 1em y con 1px de grosor, de color rgba(128, 128, 128, 0.411) que le dan un tono gris semitransparente.</text:p>
      <text:p text:style-name="P16"/>
      <text:p text:style-name="P16">Dentro del ofertas_flex_item tenemos además tres títulos diferentes: h3 para la fecha, h2 para el texto en rojo, y h4 para la descripción de la oferta.</text:p>
      <text:p text:style-name="P13"/>
      <text:p text:style-name="P14">- Index – Promociones destacadas:</text:p>
      <text:p text:style-name="P13"/>
      <text:p text:style-name="P16">La última sección consta de un contenedor general que contiene el título h2 de la misma y un contenedor (promociones_flex_container) que contiene cada uno de los ítems, los distribuye con flex y los justifica con space-around. </text:p>
      <text:p text:style-name="P16"/>
      <text:p text:style-name="P17">Cada uno de los ítems (promociones_flex_item) está formado por link que contiene <text:span text:style-name="T10">título h3 </text:span><text:span text:style-name="T11">en la parte superior con el fondo rojo y las letras blancas,</text:span><text:span text:style-name="T10"> y </text:span>un contenedor (div) que tiene una imagen de fondo. <text:span text:style-name="T10">A los links se les ha dado un efecto hover de escalado 120% (transform: scale(1.2) ). </text:span></text:p>
      <text:p text:style-name="P17"/>
      <text:p text:style-name="P17"><text:span text:style-name="T10">Además, para evitar efectos indeseados al redimensionar la ventana, se le ha añadido al atributo transition </text:span><text:span text:style-name="T11">del ítem</text:span><text:span text:style-name="T10"> los parámetros width 0s y height 0s. Esto nos permite tener una transition: all 0.5s para suavizar cualquier efecto hover, pero sin afectar al redimensionamiento por media queries.</text:span></text:p>
      <text:p text:style-name="P9"/>
      <text:p text:style-name="P9"/>
      <text:p text:style-name="P9"/>
      <text:p text:style-name="P9"/>
      <text:p text:style-name="P9"/>
      <text:p text:style-name="P9"/>
      <text:p text:style-name="P9"/>
      <text:p text:style-name="P9"/>
      <text:p text:style-name="P2"><text:soft-page-break/><text:span text:style-name="T6">Productos</text:span>.html y sus propiedades CSS</text:p>
      <text:p text:style-name="P12"/>
      <text:p text:style-name="P18">Entrando en más detalle sobre el contenido del documento productos.html y empezando por el main, encontramos que únicamente contiene dos secciones formadas cada una por un contenedor (div). Así pues, tenemos:</text:p>
      <text:p text:style-name="P18"/>
      <text:p text:style-name="P15">- Productos – Categorías destacadas con ofertas semanales:</text:p>
      <text:p text:style-name="P18"/>
      <text:p text:style-name="P27"><text:span text:style-name="T7">Dentro del contenedor principal tenemos un título h2 y un div (galeria) que a su vez contiene los diferentes ítems de la sección (galeria_item). Esta galería está distribuida con un grid mediante un área (grid-template-areas) que sigue el siguiente patrón:</text:span></text:p>
      <text:p text:style-name="P27"><text:span text:style-name="T7"/></text:p>
      <text:p text:style-name="P28"><text:span text:style-name="T12">grid-template-areas</text:span><text:span text:style-name="T13">:</text:span></text:p>
      <text:p text:style-name="P26">        <text:span text:style-name="T15">"i1 i1 i2 i2 i3 i3"</text:span></text:p>
      <text:p text:style-name="P26">        <text:span text:style-name="T15">"i1 i1 i2 i2 i3 i3"</text:span></text:p>
      <text:p text:style-name="P26">        <text:span text:style-name="T15">"i4 i4 i2 i2 i5 i5"</text:span></text:p>
      <text:p text:style-name="P26">        <text:span text:style-name="T15">"i4 i4 i2 i2 i5 i5"</text:span><text:span text:style-name="T14">;</text:span></text:p>
      <text:p text:style-name="P25"/>
      <text:p text:style-name="P18">Posteriormente se le asigna a cada elemento del <text:span text:style-name="T16">grid un grid-area con la posición que se desea que ocupe (p.e. grid-area: i3;), lo que nos da como resultado la disposición que podemos ver.</text:span></text:p>
      <text:p text:style-name="P18"/>
      <text:p text:style-name="P18">Cada galeria_item contiene únicamente un párrafo dentro al que se le pone un color rojo de fondo y las letras en blanco <text:span text:style-name="T16">y</text:span> tiene de fondo una imagen. <text:span text:style-name="T16">Además, cada ítem tiene un efecto hover global (sombreado en color goldenrod) y un efecto hover concreto para cada uno.</text:span></text:p>
      <text:p text:style-name="P18"/>
      <text:p text:style-name="P15">- Productos – Todas nuestras categorías:</text:p>
      <text:p text:style-name="P18"/>
      <text:p text:style-name="P19">En la segunda y última sección del documento de productos, tenemos un div general que contiene un título h2 y otro div (galeria_todas).</text:p>
      <text:p text:style-name="P19"/>
      <text:p text:style-name="P19">El div galeria_todas dispone mediante flex y con justificado space-around los diferentes ítems (galeria_todas_item) de la sección. Similar a la sección Categorías destacadas del documento index.html, tenemos unos ítems que contienen una imagen y un párrafo cada uno.</text:p>
      <text:p text:style-name="P19"/>
      <text:p text:style-name="P20">Cada galeria_todas_item tiene una imagen que ocupa el 100% del ancho y el 80% del alto del ítem.</text:p>
      <text:p text:style-name="P19">Salvo los ítems 2, 3 y 4, cuyas imágenes ocupan el 80% del ancho para mejorar la estética.</text:p>
      <text:p text:style-name="P19">Además, todos los ítems tienen un efecto hover (opacity: 0.5).</text:p>
      <text:p text:style-name="P3"><text:span text:style-name="T6">Localizacion</text:span>.html y sus propiedades CSS</text:p>
      <text:p text:style-name="P12"/>
      <text:p text:style-name="P21">Para finalizar con los documentos HTML, dentro de localización.html tenemos de nuevo el div (intro), al igual que en el index.html, pero esta vez únicamente con el título h1 y sin la imagen de los circuitos.</text:p>
      <text:p text:style-name="P21"/>
      <text:p text:style-name="P21">A continuación, tenemos un contenedor general (localizacion) que dispone mediante flex los dos contenedores que contiene: mapa y contenedor_formulario. </text:p>
      <text:p text:style-name="P21"/>
      <text:p text:style-name="P21">El contenedor mapa únicamente contiene el iframe de Maps con la dirección de la Consejería de Educación por motivos de organización. </text:p>
      <text:p text:style-name="P21"/>
      <text:p text:style-name="P21">El iframe tiene una altura de 450px y un ancho de 300px. Mediante CSS se le han redondeado 3 de las esquinas con border-radius: 4em y se le ha dado un ligero sombreado con box-shadow: 1px 1px 3px 3px rgb(128, 128, 128). </text:p>
      <text:p text:style-name="P21"/>
      <text:p text:style-name="P21">El div contenedor_formulario contiene un título h2, un formulario(form) y un contenedor (ayudante).</text:p>
      <text:p text:style-name="P21"/>
      <text:p text:style-name="P21">El form a su vez está compuesto por 3 labels, 3 inputs (dos de texto y un botón submit) y un textarea con 4 rows. La distribución de los mismos se puede apreciar tanto en el HTML como en el CSS. Todos los campos ocupan el 100% del ancho del contenedor <text:span text:style-name="T18">y son required. A</text:span>l botón se le ha dado un color de fondo #bb2e2e <text:span text:style-name="T18">(rojo) y un color de texto blanco. Además, se le ha añadido un efecto hover para que cambie el color.</text:span></text:p>
      <text:p text:style-name="P21"/>
      <text:p text:style-name="P22">Finalmente, el contenedor ayudante contiene un span con un mensaje y un div con los bordes redondeados al 50% (para hacerlo circular) que tiene de fondo la imagen de CEEDi, con un tamaño de 100px de alto y 100px de ancho.</text:p>
      <text:p text:style-name="P21"/>
      <text:p text:style-name="P12"/>
      <text:p text:style-name="P1">Media Queries</text:p>
      <text:p text:style-name="P11"/>
      <text:p text:style-name="P11"><text:span text:style-name="T18">Para terminar</text:span>, <text:span text:style-name="T8">tenemos</text:span> una media query para las 3 páginas, ya que tienen elementos comunes y los elementos no comunes se tratan por separado. En el propio CSS están las líneas comentadas explicando qué se hace en cada una. <text:span text:style-name="T19">Pero, en resumidas cuentas se adapta el tamaño a una pantalla con un ancho máximo de 800px. </text:span><text:span text:style-name="T21">Y más concretamente:</text:span></text:p>
      <text:p text:style-name="P11"/>
      <text:p text:style-name="P23">En general, se cambia la disposición del nav de horizontal a vertical con flex-direction: column y se adapta el gradiente eliminando el rojo inicial, <text:span text:style-name="T20">y se centran los títulos</text:span>. Además, se ocultan los divs del footer.</text:p>
      <text:p text:style-name="P23"/>
      <text:p text:style-name="P23">Dentro de index, se oculta <text:span text:style-name="T20">campanyas_promociones</text:span> y se cambia la distribución del grid_categoria a vertical, también de ofertas puntuales y promociones destacadas; <text:span text:style-name="T20">las</text:span> imágenes <text:span text:style-name="T20">de promociones destacadas </text:span>pasan a ocupar el 100% del ancho del contenedor. Se ha optado por no repetir el fondo <text:span text:style-name="T20">de las mismas </text:span>y por utilizar background-size: cover por motivos estéticos.</text:p>
      <text:p text:style-name="P23"/>
      <text:p text:style-name="P24">Dentro de productos, se pasan las dos secciones a distribución vertical. Y las imágenes de la galeria pasan a estar en distribución flex con flex-diretion: column, además de los cambios en las características de cada ítem. Las imágenes de los ítems de galeria_todas pasan a ocupar el 100% del ancho del ítem.</text:p>
      <text:p text:style-name="P24"/>
      <text:p text:style-name="P24">Finalmente, en localización, el formulario pasa a estar bajo el map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nsolas" svg:font-family="Consolas, 'Courier New', monospac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4-17T15:34:33.870000000</dc:date>
    <meta:editing-duration>PT6H40M12S</meta:editing-duration>
    <meta:editing-cycles>15</meta:editing-cycles>
    <meta:generator>LibreOffice/7.2.2.2$Windows_X86_64 LibreOffice_project/02b2acce88a210515b4a5bb2e46cbfb63fe97d56</meta:generator>
    <meta:document-statistic meta:table-count="0" meta:image-count="0" meta:object-count="0" meta:page-count="4" meta:paragraph-count="59" meta:word-count="1672" meta:character-count="9936" meta:non-whitespace-character-count="8275"/>
  </office:meta>
</office:document-meta>
</file>